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36f1" officeooo:paragraph-rsid="000736f1"/>
    </style:style>
    <style:style style:name="P2" style:family="paragraph" style:parent-style-name="Preformatted_20_Text">
      <style:text-properties officeooo:rsid="000736f1" officeooo:paragraph-rsid="000736f1"/>
    </style:style>
    <style:style style:name="P3" style:family="paragraph" style:parent-style-name="Preformatted_20_Text">
      <style:text-properties officeooo:rsid="000981e9" officeooo:paragraph-rsid="000981e9"/>
    </style:style>
    <style:style style:name="P4" style:family="paragraph" style:parent-style-name="Preformatted_20_Text">
      <style:text-properties officeooo:rsid="000a0a36" officeooo:paragraph-rsid="000a0a36"/>
    </style:style>
    <style:style style:name="T1" style:family="text">
      <style:text-properties officeooo:rsid="000a6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t </text:p>
      <text:p text:style-name="P1">box-shadows</text:p>
      <text:p text:style-name="P1"/>
      <text:p text:style-name="P1">nom</text:p>
      <text:p text:style-name="P1">text-transform : uppercase</text:p>
      <text:p text:style-name="P1"/>
      <text:p text:style-name="P3">les points entre :</text:p>
      <text:p text:style-name="P3">pas liste mais &lt;span&gt;.&lt;/span&gt;</text:p>
      <text:p text:style-name="P3"/>
      <text:p text:style-name="P4">espace footer :</text:p>
      <text:p text:style-name="P4">div vide avec hauteur en noir</text:p>
      <text:p text:style-name="P4">2nde div vide avec <text:span text:style-name="T1">largeur du conteneur et le meme b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1T14:56:36.106000000</dc:date>
    <meta:editing-duration>PT16M10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9" meta:word-count="34" meta:character-count="189" meta:non-whitespace-character-count="163"/>
  </office:meta>
</office:document-meta>
</file>